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ed8e6" officeooo:paragraph-rsid="001ed8e6"/>
    </style:style>
    <style:style style:name="P2" style:family="paragraph" style:parent-style-name="Text_20_body">
      <style:text-properties officeooo:paragraph-rsid="00201363"/>
    </style:style>
    <style:style style:name="P3" style:family="paragraph" style:parent-style-name="Heading_20_1">
      <style:text-properties fo:font-weight="bold" officeooo:rsid="001ed8e6" officeooo:paragraph-rsid="001ed8e6" style:font-weight-asian="bold" style:font-weight-complex="bold"/>
    </style:style>
    <style:style style:name="P4" style:family="paragraph" style:parent-style-name="Heading_20_2">
      <style:text-properties fo:font-weight="normal" officeooo:rsid="001ed8e6" officeooo:paragraph-rsid="001ed8e6" style:font-weight-asian="normal" style:font-weight-complex="normal"/>
    </style:style>
    <style:style style:name="P5" style:family="paragraph" style:parent-style-name="Heading_20_2">
      <style:text-properties fo:font-weight="normal" officeooo:rsid="00201363" officeooo:paragraph-rsid="00201363" style:font-weight-asian="normal" style:font-weight-complex="normal"/>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f8e2e"/>
    </style:style>
    <style:style style:name="T2" style:family="text">
      <style:text-properties fo:font-weight="normal" officeooo:rsid="00201363"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_Toc529_1834350006" text:style-name="Index_20_Link" text:visited-style-name="Index_20_Link">Microcontroller<text:tab/>1</text:a></text:p>
          <text:p text:style-name="P6"><text:a xlink:type="simple" xlink:href="#__RefHeading___Toc531_1834350006" text:style-name="Index_20_Link" text:visited-style-name="Index_20_Link">Overview:<text:tab/>1</text:a></text:p>
          <text:p text:style-name="P6"><text:a xlink:type="simple" xlink:href="#__RefHeading___Toc533_1834350006" text:style-name="Index_20_Link" text:visited-style-name="Index_20_Link">State Model:<text:tab/>1</text:a></text:p>
        </text:index-body>
      </text:table-of-content>
      <text:h text:style-name="P3" text:outline-level="1"><text:bookmark-start text:name="__RefHeading___Toc529_1834350006"/>Microcontroller<text:bookmark-end text:name="__RefHeading___Toc529_1834350006"/></text:h>
      <text:h text:style-name="P4" text:outline-level="2"><text:bookmark-start text:name="__RefHeading___Toc531_1834350006"/>Overview:<text:bookmark-end text:name="__RefHeading___Toc531_1834350006"/></text:h>
      <text:p text:style-name="P1"><text:tab/>The microcontroller for this project is an ESP32 chip on a Sparkfun ESP32 Thing version 1.0 development board. Its inputs, outputs, and internal states are controlled through a <text:span text:style-name="T1">state pattern</text:span>. <text:span text:style-name="T1">Many of the microcontroller’s features (like I2C, non-volatile storage, and low-power operation) are used. Some features of the microcontroller were not appropriate or adequate for this project and had to be worked around. Further, the development board required physical modifications to meet the needs of the project. More information can be found below and in the `doc/schematic/` and `doc/board\ modifications/` directories.</text:span></text:p>
      <text:h text:style-name="P5" text:outline-level="2"><text:bookmark-start text:name="__RefHeading___Toc533_1834350006"/>State Model:<text:bookmark-end text:name="__RefHeading___Toc533_1834350006"/></text:h>
      <text:p text:style-name="P2"><text:span text:style-name="T2"><text:tab/>The software uses a modified gang-of-four (GoF) state pattern where the system’s state is controlled by a PowerState object which is then passed between functions in the application’s core logic. This differs from the original GoF state pattern in that the context is not owned by a particular object, but shared by a few functions. The state may be modified by calling methods of this object which enable and disable power buses, engage and release chip select lines, and change power saving modes in the ESP32 itself. More information can be found in the software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3:20:04.352040474</meta:creation-date>
    <dc:date>2017-12-12T14:21:07.059773107</dc:date>
    <meta:editing-duration>PT9M28S</meta:editing-duration>
    <meta:editing-cycles>2</meta:editing-cycles>
    <meta:generator>LibreOffice/5.1.6.2$Linux_X86_64 LibreOffice_project/10m0$Build-2</meta:generator>
    <meta:document-statistic meta:table-count="0" meta:image-count="0" meta:object-count="0" meta:page-count="1" meta:paragraph-count="9" meta:word-count="201" meta:character-count="1297" meta:non-whitespace-character-count="1103"/>
  </office:meta>
</office:document-meta>
</file>